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Liberation Mono" svg:font-family="'Liberation Mono'" style:font-family-generic="modern" style:font-pitch="fixed"/>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Table1" style:family="table">
      <style:table-properties style:width="7.3403in" fo:margin-left="-0.0208in" fo:margin-top="0in" fo:margin-bottom="0in" table:align="left" style:may-break-between-rows="true" style:writing-mode="page" table:border-model="collapsing"/>
    </style:style>
    <style:style style:name="Table1.A" style:family="table-column">
      <style:table-column-properties style:column-width="1.6549in"/>
    </style:style>
    <style:style style:name="Table1.B" style:family="table-column">
      <style:table-column-properties style:column-width="3.2389in"/>
    </style:style>
    <style:style style:name="Table1.C" style:family="table-column">
      <style:table-column-properties style:column-width="2.4465in"/>
    </style:style>
    <style:style style:name="Table1.1" style:family="table-row">
      <style:table-row-properties style:min-row-height="0.9083in" fo:keep-together="auto"/>
    </style:style>
    <style:style style:name="Table1.A1" style:family="table-cell">
      <style:table-cell-properties style:vertical-align="bottom"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style:vertical-align="bottom" fo:background-color="transparent" fo:padding="0.0382in" fo:border="0.5pt solid #000000" style:writing-mode="page">
        <style:background-image/>
      </style:table-cell-properties>
    </style:style>
    <style:style style:name="Table1.A2" style:family="table-cell">
      <style:table-cell-properties style:vertical-align="bottom"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style:vertical-align="bottom" fo:background-color="transparent" fo:padding="0.0382in" fo:border-left="0.5pt solid #000000" fo:border-right="0.5pt solid #000000" fo:border-top="none" fo:border-bottom="0.5pt solid #000000" style:writing-mode="page">
        <style:background-image/>
      </style:table-cell-properties>
    </style:style>
    <style:style style:name="Table1.4" style:family="table-row">
      <style:table-row-properties style:min-row-height="0.3938in" fo:keep-together="auto"/>
    </style:style>
    <style:style style:name="Table1.7" style:family="table-row">
      <style:table-row-properties style:min-row-height="0.5799in" fo:keep-together="auto"/>
    </style:style>
    <style:style style:name="P1" style:family="paragraph" style:parent-style-name="Heading_20_1">
      <style:text-properties officeooo:rsid="00129f27" officeooo:paragraph-rsid="00129f27"/>
    </style:style>
    <style:style style:name="P2" style:family="paragraph" style:parent-style-name="Heading_20_2">
      <style:text-properties officeooo:rsid="00129f27"/>
    </style:style>
    <style:style style:name="P3" style:family="paragraph" style:parent-style-name="Text_20_body">
      <style:text-properties officeooo:rsid="00129f27"/>
    </style:style>
    <style:style style:name="P4" style:family="paragraph" style:parent-style-name="Text_20_body" style:list-style-name="L1">
      <style:text-properties officeooo:rsid="00129f27"/>
    </style:style>
    <style:style style:name="P5"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DejaVu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text-properties officeooo:rsid="00129f27"/>
    </style:style>
    <style:style style:name="P7" style:family="paragraph" style:parent-style-name="Text_20_body">
      <style:text-properties officeooo:paragraph-rsid="001c2e64"/>
    </style:style>
    <style:style style:name="P8" style:family="paragraph" style:parent-style-name="Text_20_body" style:list-style-name="L2">
      <style:text-properties officeooo:rsid="00173dc9"/>
    </style:style>
    <style:style style:name="P9" style:family="paragraph" style:parent-style-name="Text_20_body" style:list-style-name="L3">
      <style:text-properties officeooo:rsid="00173dc9"/>
    </style:style>
    <style:style style:name="P10" style:family="paragraph" style:parent-style-name="Text_20_body" style:list-style-name="L4">
      <style:text-properties officeooo:rsid="00173dc9"/>
    </style:style>
    <style:style style:name="P11" style:family="paragraph" style:parent-style-name="Text_20_body" style:list-style-name="L5">
      <style:text-properties officeooo:rsid="00173dc9"/>
    </style:style>
    <style:style style:name="P12" style:family="paragraph" style:parent-style-name="Text_20_body" style:list-style-name="L6">
      <style:text-properties officeooo:rsid="00173dc9"/>
    </style:style>
    <style:style style:name="P13" style:family="paragraph" style:parent-style-name="Text_20_body" style:list-style-name="L7">
      <style:text-properties officeooo:rsid="00173dc9"/>
    </style:style>
    <style:style style:name="P14" style:family="paragraph" style:parent-style-name="Text_20_body">
      <style:text-properties officeooo:rsid="00207aa3" officeooo:paragraph-rsid="00173dc9"/>
    </style:style>
    <style:style style:name="P15" style:family="paragraph" style:parent-style-name="Text_20_body">
      <style:text-properties officeooo:rsid="00207aa3"/>
    </style:style>
    <style:style style:name="P16" style:family="paragraph" style:parent-style-name="Heading_20_3">
      <style:text-properties officeooo:rsid="0021dbb4"/>
    </style:style>
    <style:style style:name="P17" style:family="paragraph" style:parent-style-name="Text_20_body">
      <style:text-properties officeooo:rsid="0025d7ce" officeooo:paragraph-rsid="0027ebbb"/>
    </style:style>
    <style:style style:name="P18" style:family="paragraph" style:parent-style-name="Heading_20_3">
      <style:text-properties officeooo:rsid="001e4578" officeooo:paragraph-rsid="0019ec0c"/>
    </style:style>
    <style:style style:name="P19" style:family="paragraph" style:parent-style-name="Text_20_body">
      <style:text-properties style:use-window-font-color="true" loext:opacity="0%" officeooo:rsid="002ae1e1" officeooo:paragraph-rsid="0029c8bc"/>
    </style:style>
    <style:style style:name="P20" style:family="paragraph" style:parent-style-name="Text_20_body">
      <style:text-properties officeooo:rsid="002ae1e1"/>
    </style:style>
    <style:style style:name="P21" style:family="paragraph" style:parent-style-name="Text_20_body" style:list-style-name="L8">
      <style:text-properties officeooo:rsid="002ae1e1"/>
    </style:style>
    <style:style style:name="P22" style:family="paragraph" style:parent-style-name="Text_20_body">
      <style:text-properties fo:font-weight="normal" officeooo:rsid="002ae1e1" style:font-weight-asian="normal" style:font-weight-complex="normal"/>
    </style:style>
    <style:style style:name="P23" style:family="paragraph" style:parent-style-name="Heading_20_2">
      <style:paragraph-properties fo:break-before="page"/>
      <style:text-properties officeooo:rsid="001e4578" officeooo:paragraph-rsid="002c4d69"/>
    </style:style>
    <style:style style:name="P24" style:family="paragraph" style:parent-style-name="Text_20_body">
      <style:text-properties officeooo:rsid="001e4578"/>
    </style:style>
    <style:style style:name="P25" style:family="paragraph" style:parent-style-name="Text_20_body" style:list-style-name="L9">
      <style:text-properties officeooo:rsid="001e4578"/>
    </style:style>
    <style:style style:name="P26" style:family="paragraph" style:parent-style-name="Text_20_body" style:list-style-name="L10">
      <style:text-properties officeooo:rsid="001e4578"/>
    </style:style>
    <style:style style:name="P27" style:family="paragraph" style:parent-style-name="Text_20_body" style:list-style-name="L10">
      <style:text-properties officeooo:paragraph-rsid="00376ac4"/>
    </style:style>
    <style:style style:name="P28" style:family="paragraph" style:parent-style-name="Heading_20_1">
      <style:paragraph-properties fo:break-before="page"/>
    </style:style>
    <style:style style:name="P29" style:family="paragraph" style:parent-style-name="Text_20_body">
      <style:text-properties officeooo:rsid="002ae1e1" officeooo:paragraph-rsid="002ae1e1"/>
    </style:style>
    <style:style style:name="P30" style:family="paragraph" style:parent-style-name="Text_20_body">
      <style:text-properties officeooo:rsid="002e4655" officeooo:paragraph-rsid="002e4655"/>
    </style:style>
    <style:style style:name="P31" style:family="paragraph" style:parent-style-name="Text_20_body">
      <style:text-properties officeooo:rsid="0031b14e" officeooo:paragraph-rsid="0031b14e"/>
    </style:style>
    <style:style style:name="P32" style:family="paragraph" style:parent-style-name="Heading_20_3">
      <style:paragraph-properties fo:break-before="page"/>
      <style:text-properties officeooo:rsid="00304826" officeooo:paragraph-rsid="00304826"/>
    </style:style>
    <style:style style:name="P33" style:family="paragraph" style:parent-style-name="Text_20_body">
      <style:text-properties officeooo:rsid="00304826"/>
    </style:style>
    <style:style style:name="P34" style:family="paragraph" style:parent-style-name="Text_20_body" style:list-style-name="L11">
      <style:text-properties officeooo:rsid="00304826"/>
    </style:style>
    <style:style style:name="T1" style:family="text">
      <style:text-properties officeooo:rsid="002ae1e1"/>
    </style:style>
    <style:style style:name="T2" style:family="text">
      <style:text-properties officeooo:rsid="001c2e64"/>
    </style:style>
    <style:style style:name="T3" style:family="text">
      <style:text-properties officeooo:rsid="002c4d69"/>
    </style:style>
    <style:style style:name="T4" style:family="text">
      <style:text-properties fo:font-weight="bold" officeooo:rsid="001c2e64" style:font-weight-asian="bold" style:font-weight-complex="bold"/>
    </style:style>
    <style:style style:name="T5" style:family="text">
      <style:text-properties fo:font-weight="bold" officeooo:rsid="002c4d69" style:font-weight-asian="bold" style:font-weight-complex="bold"/>
    </style:style>
    <style:style style:name="T6" style:family="text">
      <style:text-properties officeooo:rsid="002e4655"/>
    </style:style>
    <style:style style:name="T7" style:family="text">
      <style:text-properties officeooo:rsid="00376ac4"/>
    </style:style>
    <style:style style:name="T8" style:family="text">
      <style:text-properties officeooo:rsid="0034fbad"/>
    </style:style>
    <style:style style:name="T9" style:family="text">
      <style:text-properties officeooo:rsid="00321471"/>
    </style:style>
    <style:style style:name="T10" style:family="text">
      <style:text-properties officeooo:rsid="001e4578"/>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esign <text:span text:style-name="T1">Deel 1</text:span></text:h>
      <text:h text:style-name="P2" text:outline-level="2">Inleiding</text:h>
      <text:p text:style-name="P3">Dit project richt zich op het ontwikkelen van een prototype dat professionals, zoals powerliftcoaches en fysiotherapeuten, ondersteunt bij het analyseren van bewegingen tijdens powerlifting. Het systeem moet inzicht bieden in lichaamsbewegingen, corespanning en compensatiepatronen. Dit document beschrijft het ontwerp op basis van eerdere analyses en expertinterviews.</text:p>
      <text:h text:style-name="P2" text:outline-level="2">Uitwerking Expertinterview 1 (Powerliftcoach)</text:h>
      <text:list text:style-name="L1">
        <text:list-item>
          <text:p text:style-name="P4"><text:span text:style-name="Strong_20_Emphasis">Belangrijkste behoefte</text:span>: inzicht in het hele lichaam, hoe beweegt iemand, is de beweging efficiënt en behoudt de sporter corespanning en rugspanning.</text:p>
        </text:list-item>
        <text:list-item>
          <text:p text:style-name="P4"><text:span text:style-name="Strong_20_Emphasis">Minimaal nuttige feedback</text:span>: corespanning</text:p>
        </text:list-item>
        <text:list-item>
          <text:p text:style-name="P4"><text:span text:style-name="Strong_20_Emphasis">Eigen observatie:</text:span> disbalans komt vaak tot uiting in drukverdeling (bijv. links/rechts verschil in voeten of bankdruk).</text:p>
        </text:list-item>
      </text:list>
      <text:p text:style-name="P3"><text:span text:style-name="Strong_20_Emphasis"><text:span text:style-name="T2">Conclusie</text:span></text:span><text:span text:style-name="Strong_20_Emphasis"> uit interview </text:span><text:span text:style-name="Strong_20_Emphasis"><text:span text:style-name="T3">1</text:span></text:span>:<text:line-break/>Focus op het meten van corespanning en drukverdeling als startpunt.</text:p>
      <text:h text:style-name="P2" text:outline-level="2">Uitwerking Expertinterview 2 (Sensorexpert)</text:h>
      <text:p text:style-name="P3">De sensorexpert gaf een overzicht van hoofdcategorieën:</text:p>
      <text:p text:style-name="P3"/>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P5">Hoofdcategorie</text:p>
          </table:table-cell>
          <table:table-cell table:style-name="Table1.A1" office:value-type="string">
            <text:p text:style-name="P5">Concrete sensoren / toepassingen</text:p>
          </table:table-cell>
          <table:table-cell table:style-name="Table1.C1" office:value-type="string">
            <text:p text:style-name="P5">Wat ze meten</text:p>
          </table:table-cell>
        </table:table-row>
        <table:table-row table:style-name="Table1.1">
          <table:table-cell table:style-name="Table1.A2" office:value-type="string">
            <text:p text:style-name="P5">Mechanisch / kracht</text:p>
          </table:table-cell>
          <table:table-cell table:style-name="Table1.A2" office:value-type="string">
            <text:p text:style-name="P5">Bandjes die uitzetten, rekstroken / stretch sensors, plakketjes op huid (spieractivatie), bloeddrukmeters, acupunctuur-voelers</text:p>
          </table:table-cell>
          <table:table-cell table:style-name="Table1.C2" office:value-type="string">
            <text:p text:style-name="P5">Spieractivatie, kracht, druk, vervorming, uitzetting</text:p>
          </table:table-cell>
        </table:table-row>
        <table:table-row table:style-name="Table1.1">
          <table:table-cell table:style-name="Table1.A2" office:value-type="string">
            <text:p text:style-name="P5">Beweging / positie</text:p>
          </table:table-cell>
          <table:table-cell table:style-name="Table1.A2" office:value-type="string">
            <text:p text:style-name="P5">Accelerometers / gyroscopen / IMU, radarsensoren voor beweging in bed, sensorpack op lichaam, detectie van beweging bij ontbrekende ledematen</text:p>
          </table:table-cell>
          <table:table-cell table:style-name="Table1.C2" office:value-type="string">
            <text:p text:style-name="P5">Versnelling, positie, hoek, beweging, hoogte</text:p>
          </table:table-cell>
        </table:table-row>
        <table:table-row table:style-name="Table1.4">
          <table:table-cell table:style-name="Table1.A2" office:value-type="string">
            <text:p text:style-name="P5">Temperatuur</text:p>
          </table:table-cell>
          <table:table-cell table:style-name="Table1.A2" office:value-type="string">
            <text:p text:style-name="P5">Warmtesensoren, thermische camera’s</text:p>
          </table:table-cell>
          <table:table-cell table:style-name="Table1.C2" office:value-type="string">
            <text:p text:style-name="P5">Huidtemperatuur, lichaamswarmte</text:p>
          </table:table-cell>
        </table:table-row>
        <table:table-row table:style-name="Table1.4">
          <table:table-cell table:style-name="Table1.A2" office:value-type="string">
            <text:p text:style-name="P5">Magnetisch / elektrisch</text:p>
          </table:table-cell>
          <table:table-cell table:style-name="Table1.A2" office:value-type="string">
            <text:p text:style-name="P5">Elektrische geleiding van huid (GSR), EMG sensoren, fysio-apparatuur die elektrische pulsjes <text:soft-page-break/>geeft</text:p>
          </table:table-cell>
          <table:table-cell table:style-name="Table1.C2" office:value-type="string">
            <text:p text:style-name="P5">Spieractivatie, elektrische signalen, huidgeleiding</text:p>
          </table:table-cell>
        </table:table-row>
        <table:table-row table:style-name="Table1.4">
          <table:table-cell table:style-name="Table1.A2" office:value-type="string">
            <text:p text:style-name="P5">Optisch / visueel</text:p>
          </table:table-cell>
          <table:table-cell table:style-name="Table1.A2" office:value-type="string">
            <text:p text:style-name="P5">Camera / videobeeld, ultrasoon sensoren, radarmodule voor houding en beweging.</text:p>
          </table:table-cell>
          <table:table-cell table:style-name="Table1.C2" office:value-type="string">
            <text:p text:style-name="P5">Afstand, beweging, positie, beeld, straling/licht</text:p>
          </table:table-cell>
        </table:table-row>
        <table:table-row table:style-name="Table1.7">
          <table:table-cell table:style-name="Table1.A2" office:value-type="string">
            <text:p text:style-name="P5">Chemisch / biologisch</text:p>
          </table:table-cell>
          <table:table-cell table:style-name="Table1.A2" office:value-type="string">
            <text:p text:style-name="P5">Acupunctuur-technologie (reactie via huid), sensoren voor zuurstof, bloedchemie, zweetanalyse</text:p>
          </table:table-cell>
          <table:table-cell table:style-name="Table1.C2" office:value-type="string">
            <text:p text:style-name="P5">Chemische veranderingen, biofeedback, fysiologische reacties</text:p>
          </table:table-cell>
        </table:table-row>
      </table:table>
      <text:p text:style-name="Standard"/>
      <text:p text:style-name="P6"/>
      <text:p text:style-name="P3"><text:span text:style-name="Strong_20_Emphasis">Advies uit interview</text:span>: meten moet zoveel mogelijk lijken op hoe de beweging in het echt plaatsvindt. </text:p>
      <text:p text:style-name="P7"><text:span text:style-name="T4">Conclusie uit interview </text:span><text:span text:style-name="T5">2</text:span><text:span text:style-name="T4">: </text:span>maak een matrix van sensoren per hoofdcategorie en bepaal wat je wilt meten: de persoon of de apparatuur.</text:p>
      <text:h text:style-name="P2" text:outline-level="2">Beperkingen en voorkeuren</text:h>
      <text:list xml:id="list1059804899" text:style-name="L2">
        <text:list-item>
          <text:p text:style-name="P8"><text:span text:style-name="Strong_20_Emphasis">Budget:</text:span> beperkt → goedkope, open-hardware sensoren.</text:p>
        </text:list-item>
        <text:list-item text:style-override="L3">
          <text:p text:style-name="P9"><text:span text:style-name="Strong_20_Emphasis">Ervaring:</text:span> beperkt → eenvoudige setup met duidelijke documentatie en actieve community.</text:p>
        </text:list-item>
        <text:list-item text:style-override="L4">
          <text:p text:style-name="P10"><text:span text:style-name="Strong_20_Emphasis">Prototype:</text:span> proof-of-concept, niet commercieel.</text:p>
        </text:list-item>
        <text:list-item text:style-override="L5">
          <text:p text:style-name="P11"><text:span text:style-name="Strong_20_Emphasis">Draagbaarheid:</text:span> makkelijk bruikbaar in de sportschool.</text:p>
        </text:list-item>
        <text:list-item text:style-override="L6">
          <text:p text:style-name="P12"><text:span text:style-name="Strong_20_Emphasis">Toepasbaarheid:</text:span> mag de gebruiker niet in de weg zitten.</text:p>
        </text:list-item>
        <text:list-item text:style-override="L7">
          <text:p text:style-name="P13"><text:span text:style-name="Strong_20_Emphasis">Open-source:</text:span> voorkeur voor open-source technologie.</text:p>
        </text:list-item>
      </text:list>
      <text:h text:style-name="Heading_20_1" text:outline-level="1">Keuze hoofdcategorie sensor</text:h>
      <text:p text:style-name="P14">Hoewel EMG-sensoren geschikt zijn voor het meten van corespanning, brengen ze praktische nadelen met zich mee, zoals het telkens opplakken van sensoren en kabels die valse signalen kunnen geven onder belasting. Daarom is een andere aanpak praktischer.</text:p>
      <text:p text:style-name="P15">Het primaire doel is eerst het analyseren van het beweegpatroon: is het symmetrisch, vloeiend of juist schokkerig? Pas daarna kan onderzocht worden waarom afwijkingen optreden, bijvoorbeeld door onvoldoende corespanning.</text:p>
      <text:p text:style-name="P15">Optisch/visuele sensoren sluiten goed aan bij de manier waarop coaches bewegingen visueel beoordelen. Een praktische tweede stap kan dan gericht zijn op spierspanning.</text:p>
      <text:p text:style-name="P15">Na verdere overweging lijken IMU’s (Inertial Measurement Units) het meest geschikt. Deze kunnen bijvoorbeeld in de halterschijf worden geplaatst, zodat de zwaartekracht gebruikt kan worden om de positie ten opzichte van de barbell vast te stellen. Dit systeem kan naadloos worden toegepast zonder <text:soft-page-break/>aanpassingen aan de halter. Door de beweging van de barbell te analyseren, kunnen subtiele afwijkingen <text:span text:style-name="T3">zichtbaar worden gemaakt.</text:span></text:p>
      <text:p text:style-name="P14"/>
      <text:h text:style-name="P16" text:outline-level="3">Verificatie van het idee</text:h>
      <text:p text:style-name="P17">Het idee om IMU’s in de halterschijven te plaatsen is besproken met de powerliftcoach. Hij beoordeelde het concept als zeer bruikbaar en verwacht dat hij hiermee waardevolle informatie kan krijgen om bewegingen tijdens het powerliften beter te analyseren en gerichte aanwijzingen te geven.</text:p>
      <text:h text:style-name="P18" text:outline-level="3">Keuze van de IMU-sensor</text:h>
      <text:p text:style-name="P19">Na goedkeuring van de coach is het concept verder besproken met een sensorexpert. Geadviseerd werd om te starten met een eenvoudige Arduino en een basis IMU-sensor, zodat een proof-of-concept kan worden gemaakt. Dit is geschikt voor een eerste project, later kan de hardware indien nodig worden verbeterd.</text:p>
      <text:p text:style-name="P20">De huidige eisen voor de definitieve sensor (betrouwbaar, schokbestendig, klein genoeg voor halterschijf, betaalbaar en draadloos) zijn voorlopig nog niet relevant voor het prototype.</text:p>
      <text:p text:style-name="P20"><text:span text:style-name="Strong_20_Emphasis">Gekozen hardware:</text:span></text:p>
      <text:list text:style-name="L8">
        <text:list-item>
          <text:p text:style-name="P21"><text:span text:style-name="Strong_20_Emphasis">Arduino R3:</text:span> beschikbaar en geschikt voor prototyping.</text:p>
        </text:list-item>
        <text:list-item>
          <text:p text:style-name="P21"><text:span text:style-name="Strong_20_Emphasis">MPU-6500 IMU:</text:span> een <text:span text:style-name="T3">goedkope </text:span>6-assige sensor (3-assige versnellingsmeter + 3-assige gyroscoop) die lineaire bewegingen en rotaties in drie richtingen kan meten.</text:p>
        </text:list-item>
      </text:list>
      <text:p text:style-name="P20">Deze combinatie biedt voldoende context om de beweging van de barbell te analyseren en inzichten te verkrijgen over symmetrie en bewegingskwaliteit.</text:p>
      <text:p text:style-name="P22"/>
      <text:h text:style-name="P23" text:outline-level="2">Diagrammen</text:h>
      <text:p text:style-name="P24">Voordat het prototype wordt gebouwd, is het belangrijk om de functionele eisen duidelijk in kaart te brengen. Voor dit project ligt <text:span text:style-name="T6">op dit moment </text:span>de focus op de “Must-Haves”:</text:p>
      <text:list text:style-name="L9">
        <text:list-item>
          <text:p text:style-name="P25">Arduino configureren om sensordata op te halen en door te sturen naar een computer.</text:p>
        </text:list-item>
        <text:list-item>
          <text:p text:style-name="P25">De computer in staat stellen de data te ontvangen en correct op te slaan.</text:p>
        </text:list-item>
        <text:list-item>
          <text:p text:style-name="P25">Een opslagstructuur ontwikkelen die later analyses mogelijk maakt.</text:p>
        </text:list-item>
      </text:list>
      <text:p text:style-name="P24">Deze punten worden als volgt uitgewerkt:</text:p>
      <text:list text:style-name="L10">
        <text:list-item>
          <text:p text:style-name="P26"><text:span text:style-name="Strong_20_Emphasis">Arduino-processen:</text:span><text:line-break/>Een state-diagram wordt gebruikt om de stappen te visualiseren die de Arduino doorloopt. Complexere stappen worden nader uitgewerkt met flowcharts om de logica duidelijk te maken, <text:span text:style-name="T7">indien nodig</text:span>.</text:p>
        </text:list-item>
        <text:list-item>
          <text:p text:style-name="P26"><text:span text:style-name="Strong_20_Emphasis">Computerprocessen:</text:span><text:line-break/>Een state-diagram toont de stappen die het computerprogramma doorloopt om de sensordata uit te lezen en op te slaan. Complexe onderdelen<text:span text:style-name="T8">d</text:span> worden, net als bij de Arduino, verder uitgewerkt met flowcharts.</text:p>
        </text:list-item>
        <text:list-item>
          <text:p text:style-name="P26"><text:span text:style-name="Strong_20_Emphasis">Opslagstructuur:</text:span><text:line-break/>Een ER-diagram (Entity-Relationship diagram) wordt opgesteld om alle benodigde gegevens in kaart te brengen. Dit omvat informatie die aan een persoon gekoppeld moet worden en de structuur die nodig is om later analyses uit te voeren. <text:span text:style-name="T9">(virtual paradigm)</text:span></text:p>
        </text:list-item>
        <text:list-item>
          <text:p text:style-name="P27"><text:span text:style-name="Strong_20_Emphasis"><text:span text:style-name="T10">Database:</text:span></text:span><text:span text:style-name="T10"><text:line-break/>Het ER-diagram dient als basis voor de daadwerkelijke database, waarin alle sensordata overzichtelijk en terugvindbaar wordt opgeslagen.</text:span></text:p>
        </text:list-item>
      </text:list>
      <text:h text:style-name="P28" text:outline-level="1">Bijlages</text:h>
      <text:p text:style-name="P29">Expert interview Powerlift Coach</text:p>
      <text:p text:style-name="P29">Expert interview SensorHardwareExpert</text:p>
      <text:p text:style-name="P29">- Uitwerking expertinterview SensorHardwareExpert</text:p>
      <text:p text:style-name="P30">ER-diagram</text:p>
      <text:p text:style-name="P30">Database Design</text:p>
      <text:p text:style-name="P30">State-diagrams</text:p>
      <text:p text:style-name="P30">- Arduino</text:p>
      <text:p text:style-name="P30">- Software</text:p>
      <text:p text:style-name="P30">Flowcharts </text:p>
      <text:p text:style-name="P31">Bronvermelding (AI)</text:p>
      <text:p text:style-name="P30"/>
      <text:h text:style-name="P32" text:outline-level="3">Bronvermelding: Gebruikte ChatGPT-interacties</text:h>
      <text:p text:style-name="P33">OpenAI. (2025, oktober 27). <text:span text:style-name="Strong_20_Emphasis">Prompts gebruikt voor het verbeteren en aanvullen van het HBO-rapport over het powerlifting-analyse prototype:</text:span></text:p>
      <text:list text:style-name="L11">
        <text:list-item>
          <text:p text:style-name="P34">"Verbeter deze tekst over het ontwerp van een powerlifting-analyse prototype voor HBO-niveau."</text:p>
        </text:list-item>
        <text:list-item>
          <text:p text:style-name="P34">"Verbeter het stuk over diagrammen, state-diagram, flowchart en ER-diagram, en stroomlijn de uitleg."</text:p>
        </text:list-item>
        <text:list-item>
          <text:p text:style-name="P34">"Verwerk contextinformatie over de MPU-6500 IMU-sensor in de projectbeschrijving."</text:p>
        </text:list-item>
      </text:list>
      <text:p text:style-name="P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DejaVu Serif" svg:font-family="'DejaVu Serif'" style:font-family-generic="roman" style:font-pitch="variable"/>
    <style:font-face style:name="Liberation Mono" svg:font-family="'Liberation Mono'" style:font-family-generic="modern" style:font-pitch="fixed"/>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DejaVu Sans" fo:font-family="'DejaVu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DejaVu Serif" fo:font-family="'DejaVu Serif'" style:font-family-generic="roman" style:font-pitch="variable" fo:font-size="24pt" fo:font-weight="bold" style:font-name-asian="Noto Sans" style:font-family-asian="'Noto Sans'"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DejaVu Serif" fo:font-family="'DejaVu Serif'" style:font-family-generic="roman" style:font-pitch="variable" fo:font-size="18pt" fo:font-weight="bold" style:font-name-asian="Noto Sans" style:font-family-asian="'Noto Sans'"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DejaVu Serif" fo:font-family="'DejaVu Serif'" style:font-family-generic="roman" style:font-pitch="variable" fo:font-size="14pt" fo:font-weight="bold" style:font-name-asian="Noto Sans" style:font-family-asian="'Noto Sans'"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4T12:42:47.969688977</meta:creation-date>
    <dc:date>2025-11-02T09:24:03.286914934</dc:date>
    <meta:editing-duration>PT9H34M47S</meta:editing-duration>
    <meta:editing-cycles>36</meta:editing-cycles>
    <meta:generator>LibreOffice/25.8.2.2$Linux_X86_64 LibreOffice_project/580$Build-2</meta:generator>
    <meta:document-statistic meta:table-count="1" meta:image-count="0" meta:object-count="0" meta:page-count="6" meta:paragraph-count="80" meta:word-count="933" meta:character-count="6847" meta:non-whitespace-character-count="6013"/>
  </office:meta>
</office:document-meta>
</file>